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8.103cm" fo:margin-left="0cm" table:align="left" fo:keep-with-next="always"/>
    </style:style>
    <style:style style:name="Tabelle1.A" style:family="table-column">
      <style:table-column-properties style:column-width="7.893cm"/>
    </style:style>
    <style:style style:name="Tabelle1.B" style:family="table-column">
      <style:table-column-properties style:column-width="10.209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ad5d0f" officeooo:paragraph-rsid="00ad91d5"/>
    </style:style>
    <style:style style:name="P31" style:family="paragraph" style:parent-style-name="Table_20_Contents">
      <style:text-properties officeooo:rsid="001a22cd" officeooo:paragraph-rsid="001a22cd"/>
    </style:style>
    <style:style style:name="P32" style:family="paragraph" style:parent-style-name="Table_20_Contents">
      <style:text-properties fo:font-weight="bold" officeooo:rsid="001a22cd" officeooo:paragraph-rsid="001a22cd" fo:background-color="#ffff66" style:font-weight-asian="bold" style:font-weight-complex="bold"/>
    </style:style>
    <style:style style:name="P33" style:family="paragraph" style:parent-style-name="Table_20_Contents">
      <style:text-properties officeooo:rsid="001a22cd" officeooo:paragraph-rsid="001a22cd" fo:background-color="#ffff66"/>
    </style:style>
    <style:style style:name="P34" style:family="paragraph" style:parent-style-name="Table_20_Contents">
      <style:text-properties officeooo:rsid="0089b58b" officeooo:paragraph-rsid="0089b58b"/>
    </style:style>
    <style:style style:name="P35" style:family="paragraph" style:parent-style-name="Table_20_Contents">
      <style:text-properties officeooo:rsid="0089b58b" officeooo:paragraph-rsid="0089b58b" fo:background-color="#ffff00"/>
    </style:style>
    <style:style style:name="P36" style:family="paragraph" style:parent-style-name="Table_20_Contents">
      <style:text-properties officeooo:rsid="00992397" officeooo:paragraph-rsid="00992397" fo:background-color="#ffff00"/>
    </style:style>
    <style:style style:name="P37" style:family="paragraph" style:parent-style-name="Table_20_Contents">
      <style:text-properties officeooo:rsid="00992397" officeooo:paragraph-rsid="00992397"/>
    </style:style>
    <style:style style:name="P38" style:family="paragraph" style:parent-style-name="Table_20_Contents">
      <style:text-properties officeooo:rsid="0099c8a5" officeooo:paragraph-rsid="0099c8a5"/>
    </style:style>
    <style:style style:name="P39" style:family="paragraph" style:parent-style-name="Text_20_body">
      <style:paragraph-properties fo:margin-left="1.439cm" fo:margin-right="0cm" fo:text-indent="0cm" style:auto-text-indent="false"/>
      <style:text-properties officeooo:rsid="001a768c" officeooo:paragraph-rsid="001a768c"/>
    </style:style>
    <style:style style:name="P40"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1"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2" style:family="paragraph" style:parent-style-name="Title">
      <style:text-properties style:font-name="Liberation Serif"/>
    </style:style>
    <style:style style:name="P43" style:family="paragraph" style:parent-style-name="Text_20_body" style:list-style-name="L1">
      <style:text-properties officeooo:rsid="001993b2" officeooo:paragraph-rsid="001993b2"/>
    </style:style>
    <style:style style:name="P44" style:family="paragraph" style:parent-style-name="Text_20_body" style:list-style-name="L2">
      <style:text-properties officeooo:rsid="0093837e" officeooo:paragraph-rsid="0093837e"/>
    </style:style>
    <style:style style:name="P45" style:family="paragraph" style:parent-style-name="Text_20_body" style:list-style-name="L3">
      <style:text-properties officeooo:rsid="001a768c" officeooo:paragraph-rsid="001a768c"/>
    </style:style>
    <style:style style:name="P46" style:family="paragraph" style:parent-style-name="Text_20_body" style:list-style-name="L4">
      <style:text-properties officeooo:rsid="001a768c" officeooo:paragraph-rsid="001a768c"/>
    </style:style>
    <style:style style:name="P47" style:family="paragraph" style:parent-style-name="Text_20_body" style:list-style-name="L5">
      <style:text-properties officeooo:rsid="001a768c" officeooo:paragraph-rsid="001a768c"/>
    </style:style>
    <style:style style:name="P48" style:family="paragraph" style:parent-style-name="Text_20_body" style:list-style-name="L4">
      <style:text-properties officeooo:rsid="00957722" officeooo:paragraph-rsid="00957722"/>
    </style:style>
    <style:style style:name="P49" style:family="paragraph" style:parent-style-name="Text_20_body" style:list-style-name="L6">
      <style:text-properties officeooo:rsid="00957722" officeooo:paragraph-rsid="00957722"/>
    </style:style>
    <style:style style:name="P50" style:family="paragraph" style:parent-style-name="Text_20_body" style:list-style-name="L4">
      <style:text-properties officeooo:rsid="00816c5e" officeooo:paragraph-rsid="00816c5e"/>
    </style:style>
    <style:style style:name="P51" style:family="paragraph" style:parent-style-name="Text_20_body" style:list-style-name="L4">
      <style:text-properties officeooo:rsid="00a1ecf2" officeooo:paragraph-rsid="00a1ecf2"/>
    </style:style>
    <style:style style:name="P52" style:family="paragraph" style:parent-style-name="Text_20_body" style:list-style-name="L5">
      <style:text-properties officeooo:rsid="001b27a6" officeooo:paragraph-rsid="001b27a6"/>
    </style:style>
    <style:style style:name="P53" style:family="paragraph" style:parent-style-name="Text_20_body" style:list-style-name="L5">
      <style:text-properties officeooo:rsid="00832280" officeooo:paragraph-rsid="00832280"/>
    </style:style>
    <style:style style:name="P54" style:family="paragraph" style:parent-style-name="Text_20_body" style:list-style-name="L4">
      <style:text-properties officeooo:rsid="00b32be9" officeooo:paragraph-rsid="00b32be9"/>
    </style:style>
    <style:style style:name="P55" style:family="paragraph" style:parent-style-name="Heading_20_1">
      <style:text-properties officeooo:rsid="0017bc1f" officeooo:paragraph-rsid="0017bc1f"/>
    </style:style>
    <style:style style:name="P56" style:family="paragraph" style:parent-style-name="Heading_20_1">
      <style:text-properties officeooo:rsid="009e15d3" officeooo:paragraph-rsid="001a6cf7"/>
    </style:style>
    <style:style style:name="P57" style:family="paragraph" style:parent-style-name="Heading_20_1">
      <style:paragraph-properties fo:break-before="page"/>
      <style:text-properties officeooo:rsid="0017bc1f" officeooo:paragraph-rsid="0017bc1f"/>
    </style:style>
    <style:style style:name="P58" style:family="paragraph" style:parent-style-name="Heading_20_1">
      <style:paragraph-properties fo:break-before="page"/>
      <style:text-properties officeooo:rsid="009e15d3" officeooo:paragraph-rsid="009e15d3"/>
    </style:style>
    <style:style style:name="P59" style:family="paragraph" style:parent-style-name="Heading_20_1">
      <style:paragraph-properties fo:break-before="page"/>
      <style:text-properties officeooo:rsid="001a768c" officeooo:paragraph-rsid="001a768c"/>
    </style:style>
    <style:style style:name="P60" style:family="paragraph" style:parent-style-name="Heading_20_1">
      <style:paragraph-properties fo:break-before="page"/>
      <style:text-properties officeooo:rsid="0085f272" officeooo:paragraph-rsid="0085f272"/>
    </style:style>
    <style:style style:name="P61" style:family="paragraph" style:parent-style-name="Heading_20_1">
      <style:paragraph-properties fo:break-before="page"/>
      <style:text-properties officeooo:rsid="008cf7d1" officeooo:paragraph-rsid="008cf7d1"/>
    </style:style>
    <style:style style:name="P62" style:family="paragraph" style:parent-style-name="Heading_20_2">
      <style:text-properties officeooo:rsid="0093837e" officeooo:paragraph-rsid="0093837e"/>
    </style:style>
    <style:style style:name="P63" style:family="paragraph" style:parent-style-name="Heading_20_2">
      <style:text-properties officeooo:rsid="0089b58b" officeooo:paragraph-rsid="0089b58b"/>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Table_20_Contents">
      <style:text-properties officeooo:rsid="00b1e747" officeooo:paragraph-rsid="00b1e747"/>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a6cf7"/>
    </style:style>
    <style:style style:name="T2" style:family="text">
      <style:text-properties officeooo:rsid="001b27a6"/>
    </style:style>
    <style:style style:name="T3" style:family="text">
      <style:text-properties officeooo:rsid="00816c5e"/>
    </style:style>
    <style:style style:name="T4" style:family="text">
      <style:text-properties officeooo:rsid="00832280"/>
    </style:style>
    <style:style style:name="T5" style:family="text">
      <style:text-properties officeooo:rsid="00853976"/>
    </style:style>
    <style:style style:name="T6" style:family="text">
      <style:text-properties officeooo:rsid="0089b58b"/>
    </style:style>
    <style:style style:name="T7" style:family="text">
      <style:text-properties officeooo:rsid="008cfe85"/>
    </style:style>
    <style:style style:name="T8" style:family="text">
      <style:text-properties officeooo:rsid="00910f2c"/>
    </style:style>
    <style:style style:name="T9" style:family="text">
      <style:text-properties officeooo:rsid="0092c887"/>
    </style:style>
    <style:style style:name="T10" style:family="text">
      <style:text-properties officeooo:rsid="0093837e"/>
    </style:style>
    <style:style style:name="T11" style:family="text">
      <style:text-properties officeooo:rsid="00957722"/>
    </style:style>
    <style:style style:name="T12" style:family="text">
      <style:text-properties officeooo:rsid="009d8625"/>
    </style:style>
    <style:style style:name="T13" style:family="text">
      <style:text-properties officeooo:rsid="00a1b374"/>
    </style:style>
    <style:style style:name="T14" style:family="text">
      <style:text-properties officeooo:rsid="00a7a817"/>
    </style:style>
    <style:style style:name="T15" style:family="text">
      <style:text-properties officeooo:rsid="00aef861"/>
    </style:style>
    <style:style style:name="T16" style:family="text">
      <style:text-properties officeooo:rsid="00b0555d"/>
    </style:style>
    <style:style style:name="T17" style:family="text">
      <style:text-properties officeooo:rsid="00b3ecfd"/>
    </style:style>
    <style:style style:name="T18" style:family="text">
      <style:text-properties officeooo:rsid="00b440c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2"><text:span text:style-name="T9">Dokumentation</text:span> </text:p>
      <text:p text:style-name="P42">Data Mining Projekt </text:p>
      <text:p text:style-name="P42">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64" text:outline-level="1">1 Aufgabenstellung<text:tab/>3</text:h>
          <text:h text:style-name="P64" text:outline-level="1">2 Datenbeschreibung<text:tab/>4</text:h>
          <text:h text:style-name="P64" text:outline-level="1">3 Untersuchung der Daten<text:tab/>6</text:h>
          <text:h text:style-name="P64" text:outline-level="1">4 Explorative Datenanalyse<text:tab/>8</text:h>
          <text:h text:style-name="P64" text:outline-level="1">5 Auffälligkeiten<text:tab/>14</text:h>
          <text:h text:style-name="P64" text:outline-level="1">6 Fragen<text:tab/>15</text:h>
          <text:h text:style-name="P64" text:outline-level="1">7 Merkmalserzeugung<text:tab/>16</text:h>
          <text:h text:style-name="P66" text:outline-level="2"><text:a xlink:type="simple" xlink:href="#__RefHeading__544_1896221754" text:style-name="Index_20_Link" text:visited-style-name="Index_20_Link">7.1 Abgeleitete Wertereihen<text:tab/>16</text:a></text:h>
          <text:h text:style-name="P66" text:outline-level="2"><text:a xlink:type="simple" xlink:href="#__RefHeading__1244_1896221754" text:style-name="Index_20_Link" text:visited-style-name="Index_20_Link">7.2 Merkmale Versuchsperson<text:tab/>16</text:a></text:h>
          <text:h text:style-name="P64" text:outline-level="1">8 Clustern<text:tab/>18</text:h>
        </text:index-body>
      </text:table-of-content>
      <text:h text:style-name="P55" text:outline-level="1" text:is-list-header="true"/>
      <text:h text:style-name="P57" text:outline-level="1"><text:bookmark-start text:name="__RefHeading__110_1787908833"/>A<text:span text:style-name="T5">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2">e</text:span> liegende acht und eine horizontale Linie. </text:p>
      <text:list xml:id="list8589428166422593869" text:style-name="L1">
        <text:list-item>
          <text:p text:style-name="P43">Der erste Versuch ist die liegende acht langsam (acht Sekunden für einen Durchlauf). </text:p>
        </text:list-item>
        <text:list-item>
          <text:p text:style-name="P43">Der zweite Versuch ist die liegende acht schnell (vier Sekunden für einen Durchlauf). </text:p>
        </text:list-item>
        <text:list-item>
          <text:p text:style-name="P43">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5197157114758578774" text:style-name="L2">
        <text:list-item>
          <text:p text:style-name="P44">Die Cluster</text:p>
        </text:list-item>
        <text:list-item>
          <text:p text:style-name="P44">Die Beschreibungen der Cluster</text:p>
        </text:list-item>
        <text:list-item>
          <text:p text:style-name="P44">Die Merkmale, die erzeugt wurden</text:p>
        </text:list-item>
      </text:list>
      <text:p text:style-name="P15"/>
      <text:p text:style-name="P15">Die Aufgabe wird seit dem 30.11.2016 bearbeitet.</text:p>
      <text:h text:style-name="P57"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2">Attribut</text:p>
          </table:table-cell>
          <table:table-cell table:style-name="Blickdatei-Attribute.B1" office:value-type="string">
            <text:p text:style-name="P32">Wert</text:p>
          </table:table-cell>
        </table:table-row>
        <table:table-row>
          <table:table-cell table:style-name="Blickdatei-Attribute.A2" office:value-type="string">
            <text:p text:style-name="P31">Zeitstempel</text:p>
          </table:table-cell>
          <table:table-cell table:style-name="Blickdatei-Attribute.B2" office:value-type="string">
            <text:p text:style-name="P31">Ganze Zahl positiv →<text:span text:style-name="T16"> Zeitreihen</text:span></text:p>
          </table:table-cell>
        </table:table-row>
        <table:table-row>
          <table:table-cell table:style-name="Blickdatei-Attribute.A13" office:value-type="string">
            <text:p text:style-name="P31">Blick link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link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link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y-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Entfernung linkes Auge vor Eyetracker</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Blick recht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recht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recht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y-Koordinate</text:p>
          </table:table-cell>
          <table:table-cell table:style-name="Blickdatei-Attribute.B13" office:value-type="string">
            <text:p text:style-name="P31">Kann ignoriert werden</text:p>
          </table:table-cell>
        </table:table-row>
        <table:table-row>
          <table:table-cell table:style-name="Blickdatei-Attribute.A14" office:value-type="string">
            <text:p text:style-name="P31">Entfernung rechtes Auge vor Eyetracker</text:p>
          </table:table-cell>
          <table:table-cell table:style-name="Blickdatei-Attribute.B14" office:value-type="string">
            <text:p text:style-name="P31">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3">Attribut</text:p>
          </table:table-cell>
          <table:table-cell table:style-name="Targetattribute.B1" office:value-type="string">
            <text:p text:style-name="P33">Wert</text:p>
          </table:table-cell>
        </table:table-row>
        <table:table-row>
          <table:table-cell table:style-name="Targetattribute.A8" office:value-type="string">
            <text:p text:style-name="P31">Zeitstempel</text:p>
          </table:table-cell>
          <table:table-cell table:style-name="Targetattribute.B8" office:value-type="string">
            <text:p text:style-name="P31">Ganze positive Zahl →<text:span text:style-name="T16"> Zeitreihen</text:span></text:p>
          </table:table-cell>
        </table:table-row>
        <table:table-row>
          <table:table-cell table:style-name="Targetattribute.A8" office:value-type="string">
            <text:p text:style-name="P31">t_soll</text:p>
          </table:table-cell>
          <table:table-cell table:style-name="Targetattribute.B8" office:value-type="string">
            <text:p text:style-name="P31">Kann ignoriert werden</text:p>
          </table:table-cell>
        </table:table-row>
        <table:table-row>
          <table:table-cell table:style-name="Targetattribute.A8" office:value-type="string">
            <text:p text:style-name="P31">t_ist</text:p>
          </table:table-cell>
          <table:table-cell table:style-name="Targetattribute.B8" office:value-type="string">
            <text:p text:style-name="P31">Kann ignoriert werden</text:p>
          </table:table-cell>
        </table:table-row>
        <table:table-row>
          <table:table-cell table:style-name="Targetattribute.A8" office:value-type="string">
            <text:p text:style-name="P31">pix_x</text:p>
          </table:table-cell>
          <table:table-cell table:style-name="Targetattribute.B8" office:value-type="string">
            <text:p text:style-name="P31">Fließkommazahl</text:p>
          </table:table-cell>
        </table:table-row>
        <table:table-row>
          <table:table-cell table:style-name="Targetattribute.A8" office:value-type="string">
            <text:p text:style-name="P31">pix_y</text:p>
          </table:table-cell>
          <table:table-cell table:style-name="Targetattribute.B8" office:value-type="string">
            <text:p text:style-name="P31">Fließkommazahl</text:p>
          </table:table-cell>
        </table:table-row>
        <table:table-row>
          <table:table-cell table:style-name="Targetattribute.A8" office:value-type="string">
            <text:p text:style-name="P31">deg_x</text:p>
          </table:table-cell>
          <table:table-cell table:style-name="Targetattribute.B8" office:value-type="string">
            <text:p text:style-name="P31">Kann ignoriert werden</text:p>
          </table:table-cell>
        </table:table-row>
        <table:table-row>
          <table:table-cell table:style-name="Targetattribute.A8" office:value-type="string">
            <text:p text:style-name="P31">deg_y</text:p>
          </table:table-cell>
          <table:table-cell table:style-name="Targetattribute.B8" office:value-type="string">
            <text:p text:style-name="P31">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1">z</text:span>lich zu den erfassten Blickpositionen noch Eventeinträge. Diese Eventeinträge haben auch einen Zeitstempel und unterteilen die Datei in verschiedene Phasen des Experiments. <text:span text:style-name="T16">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6">Event</text:p>
          </table:table-cell>
          <table:table-cell table:style-name="Tabelle2.B1" office:value-type="string">
            <text:p text:style-name="P36">Bedeutung</text:p>
          </table:table-cell>
        </table:table-row>
        <table:table-row>
          <table:table-cell table:style-name="Tabelle2.A8" office:value-type="string">
            <text:p text:style-name="P18">START:PursuitTask</text:p>
          </table:table-cell>
          <table:table-cell table:style-name="Tabelle2.B8" office:value-type="string">
            <text:p text:style-name="P37">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7">Markierung eines Versuchs</text:p>
            <text:p text:style-name="P38">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7">Kalibrierung</text:p>
          </table:table-cell>
        </table:table-row>
        <table:table-row>
          <table:table-cell table:style-name="Tabelle2.A8" office:value-type="string">
            <text:p text:style-name="P18">Cycle:1:START</text:p>
          </table:table-cell>
          <table:table-cell table:style-name="Tabelle2.B8" office:value-type="string">
            <text:p text:style-name="P37">Beginn der Figur</text:p>
          </table:table-cell>
        </table:table-row>
        <table:table-row>
          <table:table-cell table:style-name="Tabelle2.A8" office:value-type="string">
            <text:p text:style-name="P18">Cycle:1:STOP</text:p>
          </table:table-cell>
          <table:table-cell table:style-name="Tabelle2.B8" office:value-type="string">
            <text:p text:style-name="P37">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7">Markierung des Endes eines Versuchs</text:p>
            <text:p text:style-name="P38">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7">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2">a</text:span>cht langsam mit Eventeinträgen</text:p></draw:text-box></draw:frame></text:p>
      <text:h text:style-name="P56"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4">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58"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4">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59" text:outline-level="1"><text:bookmark-start text:name="__RefHeading__349_1039152663"/>Auffälligkeiten<text:bookmark-end text:name="__RefHeading__349_1039152663"/></text:h>
      <text:list xml:id="list3136740690988546330" text:style-name="L3">
        <text:list-item>
          <text:p text:style-name="P45">Bei den Daten ist bei Versuchsperson 131 aufgefallen, dass in der Targetdatei die Einträge<text:line-break/></text:p>
        </text:list-item>
      </text:list>
      <text:p text:style-name="P40">MSG:UserQuit:ProgramPaused</text:p>
      <text:p text:style-name="P41">MSG:UserQuit:ProgramRestarted</text:p>
      <text:p text:style-name="P7"/>
      <text:p text:style-name="P39">in der Spalte für den Zeitstempel vorkommen.</text:p>
      <text:list xml:id="list8544073506011256960" text:style-name="L4">
        <text:list-item>
          <text:p text:style-name="P46">Die Blickpunkte wurden mit <text:span text:style-name="T15">drei- bis vierfacher</text:span> Frequenz <text:span text:style-name="T15">der</text:span> Targetpunkte <text:span text:style-name="T15">gemssen</text:span>. Dadurch gibt es zwischen den Targetpunktmessungen mehrere Blickpunktmessungen.</text:p>
        </text:list-item>
        <text:list-item>
          <text:p text:style-name="P46">Es gibt in den Blickpunktdateien keinen Zeitstempel, der identisch ist mit dem aus einer dazugehörigen Targetpunktedatei. <text:span text:style-name="T3">Dadurch erschwert sich die Zuordnung der Blickpunkte zu den Targetpunkten.</text:span></text:p>
        </text:list-item>
        <text:list-item>
          <text:p text:style-name="P46">In den Blickpunktdateien tritt oft der Fall auf, dass die x-Werte und die y-Werte für die Augen 0 sind.</text:p>
        </text:list-item>
        <text:list-item>
          <text:p text:style-name="P48">Fehlende Werte bei den Blickdateien wurden mit 0 kodiert. Diese treten mal für das linke und mal für das rechte Auge auf</text:p>
        </text:list-item>
        <text:list-item>
          <text:p text:style-name="P50">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8">Das lässt sich daraus ableiten, dass die Blickpunkte bei der Animation auf der Y-Achse immer in die entgegengesetzte Richtung zu der der Targetpunkte ging. Auf der X-Achse stimmte die Richtung immer überein.</text:span></text:p>
        </text:list-item>
        <text:list-item>
          <text:p text:style-name="P48">Die Blickdateien haben keine Headerzeile</text:p>
        </text:list-item>
        <text:list-item>
          <text:p text:style-name="P48">Die Zeitstempel sind nicht äquidistant</text:p>
        </text:list-item>
        <text:list-item>
          <text:p text:style-name="P48">Die Zeilenumbrüche in den Blickdateien, waren anders als die in den Targetdateien</text:p>
        </text:list-item>
        <text:list-item>
          <text:p text:style-name="P51">Blickpunkte wurden durchgängig gemessen, die Targetpunkte nur während der Versuche</text:p>
        </text:list-item>
        <text:list-item>
          <text:p text:style-name="P54">Einige Versuchspersonen haben nur Aufzeichnungen zu einem Auge (z.B. VP071)</text:p>
        </text:list-item>
      </text:list>
      <text:p text:style-name="P7"/>
      <text:h text:style-name="P59" text:outline-level="1"><text:bookmark-start text:name="__RefHeading__351_1039152663"/>Fragen<text:bookmark-end text:name="__RefHeading__351_1039152663"/></text:h>
      <text:p text:style-name="P7">Aus den Auffälligkeiten ergeben sich folgende Fragen:</text:p>
      <text:list xml:id="list933549489751249168" text:style-name="L5">
        <text:list-item>
          <text:p text:style-name="P47">Welche Bedeutung haben die 0 Werte in den Blickdateien?<text:line-break/>Bedeuten diese, dass die Versuchsperson die Augen geschlossen hatte?</text:p>
        </text:list-item>
        <text:list-item>
          <text:p text:style-name="P47">Um welchen Wert sind die Koordinatensysteme verschoben?<text:line-break/><text:span text:style-name="T2">Gibt es eine Streckung des Koordinatensystems der Blickwerte zu dem der Targetwerte?</text:span></text:p>
        </text:list-item>
        <text:list-item>
          <text:p text:style-name="P52">Können wir davon ausgehen, dass die Zeitstempel der Blickdateien und der Targetdateien von synchron laufenden Uhren erstellt wurden?</text:p>
        </text:list-item>
        <text:list-item>
          <text:p text:style-name="P53">Können wir voraussetzen, dass der Fokus beim Sehen auf dem Mittelpunkt von der Blickposition des rechten und des linken Auges liegt?</text:p>
        </text:list-item>
      </text:list>
      <text:h text:style-name="P60" text:outline-level="1"><text:bookmark-start text:name="__RefHeading__545_613595434"/>Merkmalserzeugung<text:bookmark-end text:name="__RefHeading__545_613595434"/></text:h>
      <text:p text:style-name="P9">Bei der Merkmalserzeugung muss zwischen Merkmalen unterschieden werden, die innerhalb der <text:span text:style-name="T10">Zeitreihen</text:span> liegen und Merkmalen, die für die Gesamtbeschreibung der Versuchsperson genutzt werden.</text:p>
      <text:h text:style-name="P62" text:outline-level="2"><text:bookmark-start text:name="__RefHeading__544_1896221754"/>Abgeleitete Wertereihen<text:bookmark-end text:name="__RefHeading__544_1896221754"/></text:h>
      <text:p text:style-name="P9">Ein Merkmal innerhalb der <text:span text:style-name="T13">Zeitreihen</text:span> ist zum Beispiel die Mitte zwischen Blickposition des linken Auges und Blickposition des rechten Auges.<text:span text:style-name="T6"><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5">Merkmal</text:p>
          </table:table-cell>
          <table:table-cell table:style-name="Tabelle1.B1" office:value-type="string">
            <text:p text:style-name="P35">Berechnung</text:p>
          </table:table-cell>
        </table:table-row>
        <table:table-row>
          <table:table-cell table:style-name="Tabelle1.A8" office:value-type="string">
            <text:p text:style-name="P34">Mitte Augenpositionen</text:p>
          </table:table-cell>
          <table:table-cell table:style-name="Tabelle1.B8" office:value-type="string">
            <text:p text:style-name="Table_20_Contents"><draw:frame draw:style-name="fr6"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4">Abweichung Augenposition linkes Auge zu Targetpunkt</text:p>
          </table:table-cell>
          <table:table-cell table:style-name="Tabelle1.B8" office:value-type="string">
            <text:p text:style-name="Table_20_Contents"><draw:frame draw:style-name="fr6"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4">Abweichung Augenposition rechtes Auge zu Targetpunkt</text:p>
          </table:table-cell>
          <table:table-cell table:style-name="Tabelle1.B8" office:value-type="string">
            <text:p text:style-name="Table_20_Contents"><draw:frame draw:style-name="fr6"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4">Abweichung Mitte Augenposition zu Targetpunkt</text:p>
          </table:table-cell>
          <table:table-cell table:style-name="Tabelle1.B8" office:value-type="string">
            <text:p text:style-name="Table_20_Contents"><draw:frame draw:style-name="fr6"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65">Geschwindigkeit linkes Auge</text:p>
          </table:table-cell>
          <table:table-cell table:style-name="Tabelle1.B8" office:value-type="string">
            <text:p text:style-name="Table_20_Contents"><draw:frame draw:style-name="fr6" draw:name="Objekt5" text:anchor-type="as-char" svg:y="-0.79cm" svg:width="8.842cm" svg:height="1.244cm"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65">Geschwindigkeit rechtes Auge</text:p>
          </table:table-cell>
          <table:table-cell table:style-name="Tabelle1.B8" office:value-type="string">
            <text:p text:style-name="Table_20_Contents"><draw:frame draw:style-name="fr6" draw:name="Objekt6" text:anchor-type="as-char" svg:y="-0.79cm" svg:width="9.723cm" svg:height="1.244cm"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65">Geschwindigkeit Mittelposition Augen</text:p>
          </table:table-cell>
          <table:table-cell table:style-name="Tabelle1.B8" office:value-type="string">
            <text:p text:style-name="Table_20_Contents"><draw:frame draw:style-name="fr6" draw:name="Objekt7" text:anchor-type="as-char" svg:y="-0.79cm" svg:width="8.872cm" svg:height="1.244cm"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7">Merkmale innerhalb der Zeitreihe</text:span></text:p>
      <text:p text:style-name="P10"/>
      <text:h text:style-name="P63"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0">Zeitreihen</text:span> abgeleitet. In der Regel handelt es sich um die Werte Maximum, Minimum, Durchschnitt, Median, Varianz, Standardabweichung.</text:p>
      <text:p text:style-name="P16">Die genannten statistischen Kenngrößen werden</text:p>
      <text:list xml:id="list5874789278679729507" text:style-name="L6">
        <text:list-item>
          <text:p text:style-name="P49">für die Werteverteilung der Zeitreihen</text:p>
        </text:list-item>
        <text:list-item>
          <text:p text:style-name="P49"><text:soft-page-break/>für die einzelnen Versuche</text:p>
        </text:list-item>
      </text:list>
      <text:p text:style-name="P16">erzeugt.</text:p>
      <text:p text:style-name="P30">Außerdem können die Merkmale unterschieden werden in Merkmale, die ausschließlich aus den Blickdaten gewonnen werden. Diese enthalten dann auch Werte, die zwischen den einzelnen <text:span text:style-name="T17">V</text:span>ersuchen entstanden sind. Und die Merkmale, die beim Vergleich zwischen Targetdaten und Blickdaten entstehen. Diese enthalten dann ausschließlich Daten, die während den Versuchen entstanden sind.</text:p>
      <text:h text:style-name="P61" text:outline-level="1">Clustern</text:h>
      <text:p text:style-name="P11">Beim Clustern werden die Versuchspersonen mittels der Merkmale, die für die Versuchspersonen erzeugt wurden geclustert (gruppiert). Dafür wird das Verfahren DBScan verwendet. </text:p>
      <text:p text:style-name="P11">Um die entstandenen Cluster nutzbar zu machen, werden diese <text:span text:style-name="T11">b</text:span>eschrieben. Dadurch soll es möglich werden, neue Versuchspersonen entsprechend den Clustern zuordnen zu können und die Zuordnung der aktuell vorhandenen Versuchspersonen wiederholbar zu machen. Das Ergebnis der Clusterbeschreibung soll, <text:span text:style-name="T11">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440c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text:span text:style-name="MT1">okumentation</text:span> Data Mining Projekt Eyetracking<text:tab/><text:tab/><text:span text:style-name="MT1">12.01.2017</text:span></text:p>
      </style:header>
      <style:footer>
        <text:p text:style-name="Footer"><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12T20:59:11.936446713</dc:date>
    <meta:editing-duration>PT5H45M54S</meta:editing-duration>
    <meta:editing-cycles>72</meta:editing-cycles>
    <dc:creator>arbeit </dc:creator>
    <meta:document-statistic meta:table-count="4" meta:image-count="10" meta:object-count="7" meta:page-count="18" meta:paragraph-count="183" meta:word-count="1515" meta:character-count="10992" meta:non-whitespace-character-count="9666"/>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